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54.68mm" fo:break-before="auto" style:use-optimal-row-height="true"/>
    </style:style>
    <style:style style:name="ro124" style:family="table-row">
      <style:table-row-properties style:row-height="15.54mm" fo:break-before="auto" style:use-optimal-row-height="false"/>
    </style:style>
    <style:style style:name="ro125" style:family="table-row">
      <style:table-row-properties style:row-height="17.64mm" fo:break-before="auto" style:use-optimal-row-height="true"/>
    </style:style>
    <style:style style:name="ro126" style:family="table-row">
      <style:table-row-properties style:row-height="16.07mm" fo:break-before="auto" style:use-optimal-row-height="false"/>
    </style:style>
    <style:style style:name="ro127" style:family="table-row">
      <style:table-row-properties style:row-height="61.33mm" fo:break-before="auto" style:use-optimal-row-height="true"/>
    </style:style>
    <style:style style:name="ro128" style:family="table-row">
      <style:table-row-properties style:row-height="105.48mm" fo:break-before="auto" style:use-optimal-row-height="true"/>
    </style:style>
    <style:style style:name="ro129" style:family="table-row">
      <style:table-row-properties style:row-height="89.25mm" fo:break-before="auto" style:use-optimal-row-height="true"/>
    </style:style>
    <style:style style:name="ro130" style:family="table-row">
      <style:table-row-properties style:row-height="64.73mm" fo:break-before="auto" style:use-optimal-row-height="false"/>
    </style:style>
    <style:style style:name="ro131" style:family="table-row">
      <style:table-row-properties style:row-height="80.79mm" fo:break-before="auto" style:use-optimal-row-height="true"/>
    </style:style>
    <style:style style:name="ro132" style:family="table-row">
      <style:table-row-properties style:row-height="73.38mm" fo:break-before="auto" style:use-optimal-row-height="true"/>
    </style:style>
    <style:style style:name="ro133" style:family="table-row">
      <style:table-row-properties style:row-height="40.53mm" fo:break-before="auto" style:use-optimal-row-height="true"/>
    </style:style>
    <style:style style:name="ro134" style:family="table-row">
      <style:table-row-properties style:row-height="57.15mm" fo:break-before="auto" style:use-optimal-row-height="true"/>
    </style:style>
    <style:style style:name="ro135" style:family="table-row">
      <style:table-row-properties style:row-height="47.27mm" fo:break-before="auto" style:use-optimal-row-height="true"/>
    </style:style>
    <style:style style:name="ro136" style:family="table-row">
      <style:table-row-properties style:row-height="70.2mm" fo:break-before="auto" style:use-optimal-row-height="true"/>
    </style:style>
    <style:style style:name="ro137" style:family="table-row">
      <style:table-row-properties style:row-height="29.28mm" fo:break-before="auto" style:use-optimal-row-height="true"/>
    </style:style>
    <style:style style:name="ro13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fo:color="#ce181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size-complex="10pt" style:text-overline-style="none" style:text-overline-color="font-color" style:font-size-asian="10pt" style:font-style-asian="normal" style:font-style-complex="normal" style:font-weight-complex="normal" style:font-name="Hiragino Kaku Gothic ProN" style:language-asian="ja" style:country-asian="JP" style:text-emphasize="none" style:font-weight-asian="normal" style:text-line-through-mode="continuous" style:language-complex="hi" style:country-complex="IN" style:font-name-asian="ＭＳ Ｐゴシック" style:font-name-complex="Hiragino Kaku Gothic ProN" style:text-underline-style="none" style:text-underline-color="font-color" style:text-line-through-type="none" fo:font-weight="normal" style:text-outline="false" fo:text-shadow="none" fo:font-style="normal" fo:language="en" fo:country="US" style:font-relief="none" fo:font-size="10pt"/>
    </style:style>
    <style:style style:name="T22"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PanelUI-recentlyClosedWindows-separator,</text:p>
            <text:p>#PanelUI-recentlyClosedWindow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3">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3">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3">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3">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3">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4">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5">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6">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7">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8">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14" office:value-type="string" calcext:value-type="string">
            <text:p>1. アドオン「globalChrome.css」互換スクリプトを導入する</text:p>
            <text:p>2. globalChrome.cssで設定を反映する</text:p>
            <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2">同期タブのIDがうまくとれない。</text:span></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9">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0">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1">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2">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3">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4">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5">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19">・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6">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20">要再現方法</text:span></text:p>
            <text:p><text:span text:style-name="T20">アドオンを有効な状態にしたいがどのようにするといいのだろう</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5">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text:span text:style-name="T18"/></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7">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3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3:56:54.508823772">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5T14:13:36.672055528</dc:date>
    <meta:editing-duration>P8DT23H14M57S</meta:editing-duration>
    <meta:editing-cycles>577</meta:editing-cycles>
    <meta:document-statistic meta:table-count="5" meta:cell-count="9567" meta:object-count="0"/>
  </office:meta>
</office:document-meta>
</file>